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6">
      <style:text-properties fo:color="#000000" fo:font-weight="bold" style:font-weight-asian="bold" style:font-weight-complex="bold"/>
    </style:style>
    <style:style style:name="P12" style:family="paragraph" style:parent-style-name="Standard" style:list-style-name="L10">
      <style:text-properties fo:color="#000000"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3" style:family="paragraph" style:parent-style-name="Standard" style:list-style-name="L10">
      <style:text-properties fo:color="#000000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14" style:family="paragraph" style:parent-style-name="Standard" style:list-style-name="L10">
      <style:text-properties fo:color="#00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7">
      <style:text-properties fo:color="#ff0000"/>
    </style:style>
    <style:style style:name="P16" style:family="paragraph" style:parent-style-name="Standard" style:list-style-name="L10">
      <style:text-properties fo:color="#ff0000" style:text-position="0% 100%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 style:list-style-name="L10">
      <style:text-properties fo:color="#ff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10">
      <style:paragraph-properties fo:text-align="start" style:justify-single-word="false"/>
      <style:text-properties fo:color="#ff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8"/>
    <style:style style:name="P20" style:family="paragraph" style:parent-style-name="Standard" style:list-style-name="L8">
      <style:text-properties fo:font-weight="bold" style:font-weight-asian="bold" style:font-weight-complex="bold"/>
    </style:style>
    <style:style style:name="P21" style:family="paragraph" style:parent-style-name="Standard" style:list-style-name="L8">
      <style:text-properties fo:font-style="normal" style:font-style-asian="normal" style:font-style-complex="normal"/>
    </style:style>
    <style:style style:name="P22" style:family="paragraph" style:parent-style-name="Standard" style:list-style-name="L10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9"/>
    <style:style style:name="P24" style:family="paragraph" style:parent-style-name="Standard" style:list-style-name="L10"/>
    <style:style style:name="P25" style:family="paragraph" style:parent-style-name="Standard" style:list-style-name="L10"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Standard" style:list-style-name="L10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Standard" style:list-style-name="L10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P28" style:family="paragraph" style:parent-style-name="Standard" style:list-style-name="L10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29" style:family="paragraph" style:parent-style-name="Standard" style:list-style-name="L10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10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1" style:family="paragraph" style:parent-style-name="Standard" style:list-style-name="L10">
      <style:text-properties style:use-window-font-color="true"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10">
      <style:text-properties style:use-window-font-color="true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3" style:family="paragraph" style:parent-style-name="Standard" style:list-style-name="L10">
      <style:text-properties fo:color="#ff3366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4" style:family="paragraph" style:parent-style-name="Standard" style:list-style-name="L10">
      <style:text-properties fo:color="#ff3333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35" style:family="paragraph" style:parent-style-name="Standard" style:list-style-name="L10">
      <style:text-properties fo:color="#00dcff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6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color="#ff0000"/>
    </style:style>
    <style:style style:name="T6" style:family="text">
      <style:text-properties fo:color="#ff0000" fo:font-style="normal" style:font-style-asian="normal" style:font-style-complex="normal"/>
    </style:style>
    <style:style style:name="T7" style:family="text">
      <style:text-properties fo:color="#ff0000" style:text-position="sub 58%"/>
    </style:style>
    <style:style style:name="T8" style:family="text">
      <style:text-properties fo:color="#00b8ff"/>
    </style:style>
    <style:style style:name="T9" style:family="text">
      <style:text-properties fo:color="#00b8ff" fo:font-style="normal" style:font-style-asian="normal" style:font-style-complex="normal"/>
    </style:style>
    <style:style style:name="T10" style:family="text">
      <style:text-properties fo:color="#00b8ff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text-position="sub 58%" fo:font-style="normal" style:text-underline-style="none" style:font-style-asian="normal" style:font-style-complex="normal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fo:font-weight="normal" style:font-weight-asian="normal" style:font-weight-complex="normal"/>
    </style:style>
    <style:style style:name="T16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text-position="super 58%"/>
    </style:style>
    <style:style style:name="T18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super 58%" fo:font-weight="normal" style:font-weight-asian="normal" style:font-weight-complex="normal"/>
    </style:style>
    <style:style style:name="T20" style:family="text">
      <style:text-properties style:use-window-font-color="true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Liberation Serif1"/>
    </style:style>
    <style:style style:name="T23" style:family="text">
      <style:text-properties style:text-underline-style="none"/>
    </style:style>
    <style:style style:name="T24" style:family="text">
      <style:text-properties fo:color="#00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color="#000000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color="#000000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color="#ff3333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Sažetak rada “Indexing compressed text” (Ferragina i Manzini)</text:h>
      <text:p text:style-name="P3"/>
      <text:list xml:id="list1133372682" text:style-name="L1">
        <text:list-item>
          <text:p text:style-name="P5">Glavna poanta: Izgraditi index koji zauzima otprilike jednako mjesta kao i kompresirani tekst T</text:p>
          <text:list>
            <text:list-item>
              <text:p text:style-name="P5">to se postize tako da se index sastoji od kompresirane rijeci T i dodatnih podatkovnih struktura</text:p>
            </text:list-item>
          </text:list>
        </text:list-item>
      </text:list>
      <text:p text:style-name="Standard"/>
      <text:list xml:id="list82797872" text:continue-numbering="true" text:style-name="L1">
        <text:list-item>
          <text:p text:style-name="P5">postoje dva indexa: drugi se nadogradjuje na prvi i omogucuje brze nalazenje trazene rijeci</text:p>
        </text:list-item>
      </text:list>
      <text:p text:style-name="Standard"/>
      <text:list xml:id="list593746376" text:continue-numbering="true" text:style-name="L1">
        <text:list-item>
          <text:p text:style-name="P5">oznake:</text:p>
          <text:list>
            <text:list-item>
              <text:p text:style-name="P5">p → duljina teksta P, |P|</text:p>
            </text:list-item>
            <text:list-item>
              <text:p text:style-name="P5">n → duljina teksta T, |T|</text:p>
            </text:list-item>
            <text:list-item>
              <text:p text:style-name="P5">d → broj riječi u LZ78 rječniku</text:p>
            </text:list-item>
          </text:list>
        </text:list-item>
      </text:list>
      <text:p text:style-name="Standard"/>
      <text:p text:style-name="Standard">Index broj 1:</text:p>
      <text:list xml:id="list575025396" text:style-name="L2">
        <text:list-item>
          <text:list>
            <text:list-item>
              <text:p text:style-name="P6">koristi BW_RLX (algoritam za kompresiju koji koristi BWT) kako bi kompresirao T. Tako dobivena struktura je centralna struktura algoritma.</text:p>
            </text:list-item>
            <text:list-item>
              <text:p text:style-name="P6">Koristi jos dvije pomocne strutkure: prva sluzi za brojanje pojavljivanja rijeci P, a druga za nalazenje pojavljivanja rijeci P.</text:p>
            </text:list-item>
          </text:list>
        </text:list-item>
      </text:list>
      <text:p text:style-name="Standard"/>
      <text:p text:style-name="Standard">Index broj 2:</text:p>
      <text:list xml:id="list1652866674" text:style-name="L3">
        <text:list-item>
          <text:list>
            <text:list-item>
              <text:p text:style-name="P7">nadograđuje se na index broj 1</text:p>
            </text:list-item>
            <text:list-item>
              <text:p text:style-name="P7">koristi LZ78 parsiranje indexiranog teksta kako bi ubrzao nalazenje pojavljivanja rijeci P.</text:p>
            </text:list-item>
          </text:list>
        </text:list-item>
      </text:list>
      <text:p text:style-name="Standard"/>
      <text:p text:style-name="Standard">BWT</text:p>
      <text:list xml:id="list1005624763" text:style-name="L4">
        <text:list-item>
          <text:list>
            <text:list-item>
              <text:p text:style-name="P8">transformira string T u string L, koji je permutacija od T#.</text:p>
            </text:list-item>
            <text:list-item>
              <text:p text:style-name="P8">L je samo permutacija, stoga BWT ne radi kompresiju (ali nam nudi zgodna svojstva)</text:p>
            </text:list-item>
            <text:list-item>
              <text:p text:style-name="P8">L je zadnji stupac konceptualne matrice M<text:span text:style-name="T11">t</text:span></text:p>
            </text:list-item>
            <text:list-item>
              <text:p text:style-name="P8">L je obicno lakse kompresirati</text:p>
            </text:list-item>
            <text:list-item>
              <text:p text:style-name="P8">L sadrzi neka zgodna svojstva i lakše ga je kompresirati</text:p>
            </text:list-item>
            <text:list-item>
              <text:p text:style-name="P8">iz L se moze rekonstruirati T</text:p>
            </text:list-item>
          </text:list>
        </text:list-item>
      </text:list>
      <text:p text:style-name="Standard"/>
      <text:p text:style-name="Standard">BW_RLX</text:p>
      <text:list xml:id="list623351624" text:style-name="L5">
        <text:list-item>
          <text:list>
            <text:list-item>
              <text:p text:style-name="P9">algoritam koji koristi BWT kako bi kompresirao string T</text:p>
            </text:list-item>
            <text:list-item>
              <text:p text:style-name="P9">koristi cinjenicu da je L lako kompresirati (tj. daje dobre rezultate pri kompresiji)</text:p>
            </text:list-item>
            <text:list-item>
              <text:p text:style-name="P9">3 koraka:</text:p>
              <text:list>
                <text:list-item>
                  <text:p text:style-name="P9">prvo upotrijebimo MFT kodiranje I dobijemo string L<text:span text:style-name="T11">mft</text:span></text:p>
                </text:list-item>
                <text:list-item>
                  <text:p text:style-name="P9">zatim kompresiramo duge nizove nuli</text:p>
                </text:list-item>
                <text:list-item>
                  <text:p text:style-name="P9">na kraju sve to zakodiramo prefix kodom</text:p>
                </text:list-item>
              </text:list>
            </text:list-item>
          </text:list>
        </text:list-item>
      </text:list>
      <text:p text:style-name="Standard"/>
      <text:p text:style-name="P1">Index broj 1:</text:p>
      <text:list xml:id="list1171957526" text:style-name="L6">
        <text:list-item>
          <text:list>
            <text:list-item>
              <text:p text:style-name="P10">dvije faze: brojanje i nalazenje stringa P</text:p>
            </text:list-item>
            <text:list-item>
              <text:p text:style-name="P10">nalazenje stringa P se nastavlja na brojanje pojavljivanje stringa P</text:p>
            </text:list-item>
            <text:list-item>
              <text:p text:style-name="P11">1. faza (brojanje):</text:p>
              <text:list>
                <text:list-item>
                  <text:p text:style-name="P10"><text:span text:style-name="T8">BACKWARD_SEARCH(P)</text:span> algoritam</text:p>
                  <text:list>
                    <text:list-item>
                      <text:p text:style-name="P10">koristi upite C(_) i Occ(_,_)</text:p>
                    </text:list-item>
                    <text:list-item>
                      <text:p text:style-name="P10">brzina zapitkivanja za Occ(_,_) najvise utjece na cijeli algoritam</text:p>
                    </text:list-item>
                    <text:list-item>
                      <text:p text:style-name="P10">kako bi bilo dovoljno brzo (O(p)), koristi se nekoliko pomocnih struktura koje se sve zajedno nazivaju Opp(T)</text:p>
                    </text:list-item>
                  </text:list>
                </text:list-item>
              </text:list>
            </text:list-item>
          </text:list>
        </text:list-item>
      </text:list>
      <text:list xml:id="list796217090" text:style-name="L7">
        <text:list-item>
          <text:list>
            <text:list-item>
              <text:list>
                <text:list-item>
                  <text:p text:style-name="P15">te strukture nisu jednostavne, nisam ih uspio shvatiti, trebalo bi ih dobro prouciti</text:p>
                </text:list-item>
              </text:list>
            </text:list-item>
          </text:list>
        </text:list-item>
      </text:list>
      <text:list xml:id="list1792238698" text:style-name="L8">
        <text:list-item>
          <text:list>
            <text:list-item>
              <text:list>
                <text:list-item>
                  <text:p text:style-name="P19">REZULTAT: dvojka (First, Last) gdje je First indeks prvog retka a Last indeks zadnjeg retka u M<text:span text:style-name="T11">t</text:span> koji je prefiksiran stringom P. Last – First + 1 je jednako broju pojavljivanja stringa P (occ = Last – First + 1)</text:p>
                </text:list-item>
              </text:list>
            </text:list-item>
            <text:list-item>
              <text:p text:style-name="P20">2. faza (lociranje):</text:p>
              <text:list>
                <text:list-item>
                  <text:p text:style-name="P19">koristi Opp(T) koji smo konstruirali u 1. fazi</text:p>
                </text:list-item>
                <text:list-item>
                  <text:p text:style-name="P19">osnovno pitanje: na kojem mjestu u stringu T pocinje redak <text:span text:style-name="T1">i</text:span> iz matrice M<text:span text:style-name="T11">t</text:span>?</text:p>
                  <text:list>
                    <text:list-item>
                      <text:p text:style-name="P19">kad bi to znali, znali bi i locirati pojavljivanja stringa P</text:p>
                    </text:list-item>
                    <text:list-item>
                      <text:p text:style-name="P19">na to ce nam odgovoriti algoritam GET_POSITION(i)</text:p>
                    </text:list-item>
                  </text:list>
                </text:list-item>
                <text:list-item>
                  <text:p text:style-name="P19">definiramo: Pos(i) = mjesto u stringu T na kojem pocinje redak <text:span text:style-name="T1">i </text:span><text:span text:style-name="T2">iz M</text:span><text:span text:style-name="T14">t</text:span></text:p>
                </text:list-item>
                <text:list-item>
                  <text:p text:style-name="P19"><text:span text:style-name="T9">BACKWARD_STEP(i)</text:span><text:span text:style-name="T2"> algoritam → pomocni algoritam</text:span></text:p>
                  <text:list>
                    <text:list-item>
                      <text:p text:style-name="P19"><text:span text:style-name="T2">omogucuje sljedece: ako imamo index retka </text:span><text:span text:style-name="T1">i</text:span><text:span text:style-name="T2">, onda mozemo izracunati index retka </text:span><text:span text:style-name="T1">j</text:span><text:span text:style-name="T2"> takav da Pos(j) = Pos(i) – 1</text:span></text:p>
                    </text:list-item>
                    <text:list-item>
                      <text:p text:style-name="P21">koristi Opp(T) (jer mu treba Occ(_,_) i C(_))</text:p>
                    </text:list-item>
                    <text:list-item>
                      <text:p text:style-name="P19"><text:span text:style-name="T2">vraca </text:span><text:span text:style-name="T1">j</text:span><text:span text:style-name="T2"> ili javlja da je Pos(i) = 1</text:span></text:p>
                    </text:list-item>
                  </text:list>
                </text:list-item>
                <text:list-item>
                  <text:p text:style-name="P21"><text:span text:style-name="T8">GET_POSITION(i)</text:span> algoritam → glavni algoritam</text:p>
                  <text:list>
                    <text:list-item>
                      <text:p text:style-name="P21">vraca poziciju retka iz Mt sa indeksom <text:span text:style-name="T1">i </text:span>unutar stringa T</text:p>
                    </text:list-item>
                    <text:list-item>
                      <text:p text:style-name="P21">koristi algoritam BACKWARD_STEP</text:p>
                    </text:list-item>
                    <text:list-item>
                      <text:p text:style-name="P21">za neke retke unaprijed pamtimo odgovor, tako bitno ubrzavamo racunanje</text:p>
                    </text:list-item>
                  </text:list>
                </text:list-item>
              </text:list>
            </text:list-item>
          </text:list>
        </text:list-item>
      </text:list>
      <text:list xml:id="list480180040" text:style-name="L9">
        <text:list-item>
          <text:list>
            <text:list-item>
              <text:list>
                <text:list-item>
                  <text:p text:style-name="P23"><text:span text:style-name="T2">za to koristimo podatkovnu strukturu S (</text:span><text:span text:style-name="T6">nju trebam jos bolje prouciti</text:span><text:span text:style-name="T2">)</text:span></text:p>
                </text:list-item>
              </text:list>
            </text:list-item>
          </text:list>
        </text:list-item>
      </text:list>
      <text:p text:style-name="P4"/>
      <text:p text:style-name="P4"><text:tab/></text:p>
      <text:p text:style-name="P2">Index broj 2:</text:p>
      <text:list xml:id="list1981967609" text:style-name="L10">
        <text:list-item>
          <text:p text:style-name="P22">temelji se na indexu broj 1, ali na drugačiji (brži) način locira string P </text:p>
          <text:list>
            <text:list-item>
              <text:p text:style-name="P22">koristi fazu 1 iz indexa broj 1 (brojanje je isto kao i tamo, Opp(T) i sve to), ali faza 2 je drukčija (ona naravno opet koristi Opp(_))</text:p>
            </text:list-item>
          </text:list>
        </text:list-item>
        <text:list-item>
          <text:p text:style-name="P25"><text:span text:style-name="T3">koristi LZ78 parsiranje: iz T parsiranjem dobijemo T</text:span><text:span text:style-name="T12">$ </text:span></text:p>
          <text:list>
            <text:list-item>
              <text:p text:style-name="P26"><text:span text:style-name="T3">T</text:span><text:span text:style-name="T12">$</text:span><text:span text:style-name="T3"> = T</text:span><text:span text:style-name="T12">1</text:span><text:span text:style-name="T3">$T</text:span><text:span text:style-name="T12">2</text:span><text:span text:style-name="T3">$...$T</text:span><text:span text:style-name="T12">d</text:span><text:span text:style-name="T3">$</text:span></text:p>
            </text:list-item>
            <text:list-item>
              <text:p text:style-name="P26"><text:span text:style-name="T3">napomena: sve riječi T</text:span><text:span text:style-name="T12">i</text:span><text:span text:style-name="T3"> će biti međusobno različite osim zadnje, koja može biti jednaka nekoj od ostalih riječi</text:span></text:p>
            </text:list-item>
            <text:list-item>
              <text:p text:style-name="P26"><text:span text:style-name="T3">pamtimo pozicije $ u stringu T: <text:s/>za $ od T</text:span><text:span text:style-name="T12">i</text:span><text:span text:style-name="T3"> pamtimo 1+|T</text:span><text:span text:style-name="T12">1</text:span><text:span text:style-name="T3">|+|T</text:span><text:span text:style-name="T12">2</text:span><text:span text:style-name="T3">|+...+|T</text:span><text:span text:style-name="T12">i</text:span><text:span text:style-name="T3">|</text:span></text:p>
            </text:list-item>
          </text:list>
        </text:list-item>
        <text:list-item>
          <text:p text:style-name="P26"><text:span text:style-name="T3">uvodimo T</text:span><text:span text:style-name="T12">$</text:span><text:span text:style-name="T18">R</text:span><text:span text:style-name="T3"> → obrnuti T</text:span><text:span text:style-name="T12">$</text:span><text:span text:style-name="T3"> (baš svaki znak obrnut, uključujući i $)</text:span></text:p>
        </text:list-item>
        <text:list-item>
          <text:p text:style-name="P28">1. faza (brojanje)</text:p>
          <text:list>
            <text:list-item>
              <text:p text:style-name="P29">ista kao u indexu broj 1</text:p>
            </text:list-item>
          </text:list>
        </text:list-item>
        <text:list-item>
          <text:p text:style-name="P28">2. faza (lociranje)</text:p>
          <text:list>
            <text:list-item>
              <text:p text:style-name="P29">vremenska složenost: O(p + occ)</text:p>
            </text:list-item>
            <text:list-item>
              <text:p text:style-name="P29">dijelimo ju na dvije vrste lociranja (dakle na dva algoritma): </text:p>
              <text:list>
                <text:list-item>
                  <text:p text:style-name="P27"><text:span text:style-name="T4">lociranje internih pojavljivanja: kada se P cijeli nalazi unutar neke riječi T</text:span><text:span text:style-name="T13">i</text:span></text:p>
                </text:list-item>
                <text:list-item>
                  <text:p text:style-name="P27"><text:span text:style-name="T4">lociranje preklapajućih pojavljivanja: kada se P prostire kroz više riječi T</text:span><text:span text:style-name="T13">i</text:span><text:span text:style-name="T4">, T</text:span><text:span text:style-name="T13">i+1</text:span><text:span text:style-name="T4">, …, T</text:span><text:span text:style-name="T13">i+h</text:span></text:p>
                </text:list-item>
              </text:list>
            </text:list-item>
            <text:list-item>
              <text:p text:style-name="P30">lociranje internih pojavljivanja</text:p>
              <text:list>
                <text:list-item>
                  <text:p text:style-name="P29">predstavimo string T pomoću suffiks stabla (Trie) u kojem će svako slovo predstavljati jednu riječ: možemo to napraviti jer je skup svih riječi T<text:span text:style-name="T11">i</text:span> prefiks-kompletan (zbog prirode LZ78 parsiranja). <text:span text:style-name="T5">Moguće da postoje dvije iste riječi (zbog T</text:span><text:span text:style-name="T7">d</text:span><text:span text:style-name="T5">), što onda? U tom slučaju, ako je zadnja riječ ista kao neka već postojeća, onda nju dodam kao dijete od te već postojeće ali edge označim posebnim znakom (Trie::duplicate).<text:line-break/></text:span><text:span text:style-name="T20">U čvorovima pamtimo početne pozicije riječi i duljine riječi.</text:span></text:p>
                </text:list-item>
                <text:list-item>
                  <text:p text:style-name="P31">strategija za nalaženje pojavljivanja riječi P:</text:p>
                  <text:list>
                    <text:list-item>
                      <text:p text:style-name="P26"><text:span text:style-name="T3">nađemo sve riječi T</text:span><text:span text:style-name="T12">i</text:span><text:span text:style-name="T3"> kojima je P suffix. Sve ostale riječi koje sadrže riječ P bit će sadržane u njihovim podstablima (to je tako zbog prefiks-kompletnosti: ako neka riječ T</text:span><text:span text:style-name="T12">i</text:span><text:span text:style-name="T3"> sadrži P u sebi, sigurno postoji riječ T</text:span><text:span text:style-name="T12">j</text:span><text:span text:style-name="T3"> koja je prefiks od T</text:span><text:span text:style-name="T12">i</text:span><text:span text:style-name="T3"> a kojoj je P suffix)</text:span></text:p>
                    </text:list-item>
                    <text:list-item>
                      <text:p text:style-name="P29">kraće: treba samo naći riječi kojima je P suffix i obići podstabla kako bi pročitali pozicije (treba mrvicu računati).</text:p>
                    </text:list-item>
                    <text:list-item>
                      <text:p text:style-name="P28">kako to efikasno napraviti?</text:p>
                      <text:list>
                        <text:list-item>
                          <text:p text:style-name="P26"><text:span text:style-name="T3">koristimo matricu M</text:span><text:span text:style-name="T12">T$R</text:span><text:span text:style-name="T3">: svaka riječ T</text:span><text:span text:style-name="T12">i</text:span><text:span text:style-name="T3"> ima odgovarajući redak u matrici</text:span></text:p>
                        </text:list-item>
                        <text:list-item>
                          <text:p text:style-name="P26"><text:span text:style-name="T3">da bi našli riječi T</text:span><text:span text:style-name="T12">i</text:span><text:span text:style-name="T3"> kojima je P suffix trebamo naći sve retke matrice kojima je $P</text:span><text:span text:style-name="T18">R</text:span><text:span text:style-name="T3"> prefix → to napravimo lako jer nam tu akciju nudi struktura Opp($P</text:span><text:span text:style-name="T18">R</text:span><text:span text:style-name="T3">)</text:span></text:p>
                        </text:list-item>
                        <text:list-item>
                          <text:p text:style-name="P16"><text:span text:style-name="T3">kad nađemo retke u matrici, treba ih povezati sa odgovarajućim čvorovima iz trie: to radimo tako da unaprijed za sve čvorove zapamtimo koji su njihovi retci u matrici, to spremimo u neki array N[1,d] (doznamo retke koristeći Opp: z</text:span><text:span text:style-name="T3">a svaki čvor tražim njegov redak u matrici, možda bi se to moglo brže?</text:span><text:span text:style-name="T3">.)</text:span></text:p>
                        </text:list-item>
                      </text:list>
                    </text:list-item>
                    <text:list-item>
                      <text:p text:style-name="P29">ZANIMLJIVO: ovaj algoritam neće vratiti lokacije sortirane, što bi možda netko očekivao</text:p>
                    </text:list-item>
                    <text:list-item>
                      <text:p text:style-name="P17">POSEBNOSTI KADA JE ZADNJA RIJEČ ISTA KAO NEKA PRIJE:</text:p>
                      <text:list>
                        <text:list-item>
                          <text:p text:style-name="P18">ako već postoji neki čvor V u trie koji predstavlja istu riječ, onda dodamo još jedan čvor V' koji je dijete od V, a povezuje ih edge označen posebnom vrijednošću Trie::duplicate. Kada mapiram retke na čvorove, onda će postojati dva retka sa istim $*[$#] prefiksom. Prvi mapiram na V, drugi na V' (mogao sam I obrnuto, bitno je samo da se obadva posjete kasnije).</text:p>
                        </text:list-item>
                        <text:list-item>
                          <text:p text:style-name="P17"><text:soft-page-break/>Pri obilaženju nekog podstabla kako bi se našle lokacije, svi čvorovi u stablu ćće se obići I ispisati njihova lokacija, OSIM čvora V' AKO je direktno dijete korijena tog podstabla, koji je tada V. RAZLOG: iako je u mojoj implementaciji V' direktno dijete od V', konceptualno je on njegov susjed tj. dijele zajedničkog roditelja.</text:p>
                        </text:list-item>
                        <text:list-item>
                          <text:p text:style-name="P33">OPASNO: Koliko je bitna brzina izgradnje indexa? Na nekim mjestima sam možda stvarao previše pomoćnih stringova I previše usporio stvaranje indexa, treba to proučiti</text:p>
                        </text:list-item>
                      </text:list>
                    </text:list-item>
                  </text:list>
                </text:list-item>
                <text:list-item>
                  <text:p text:style-name="P28">strukture: </text:p>
                  <text:list>
                    <text:list-item>
                      <text:p text:style-name="P29">Trie <text:s/></text:p>
                      <text:list>
                        <text:list-item>
                          <text:p text:style-name="P29">sadrži čvorove od kojih svaki predstavlja jednu LZ78 riječ</text:p>
                        </text:list-item>
                        <text:list-item>
                          <text:p text:style-name="P32">pokazivače na djecu pamtim pomoću mape</text:p>
                        </text:list-item>
                        <text:list-item>
                          <text:p text:style-name="P29">sadrži array N koji mapira retke strukture Opp na čvorove od Trie</text:p>
                        </text:list-item>
                      </text:list>
                    </text:list-item>
                    <text:list-item>
                      <text:p text:style-name="P26"><text:span text:style-name="T3">Opp(T</text:span><text:span text:style-name="T12">$</text:span><text:span text:style-name="T18">R</text:span><text:span text:style-name="T3">) </text:span></text:p>
                      <text:list>
                        <text:list-item>
                          <text:p text:style-name="P29">vraća raspon redaka</text:p>
                        </text:list-item>
                      </text:list>
                    </text:list-item>
                  </text:list>
                </text:list-item>
                <text:list-item>
                  <text:p text:style-name="P28">pretprocessing:</text:p>
                  <text:list>
                    <text:list-item>
                      <text:p text:style-name="P29">izgradi Trie</text:p>
                    </text:list-item>
                    <text:list-item>
                      <text:p text:style-name="P24"><text:span text:style-name="T16">napravi Opp(T</text:span><text:span text:style-name="T12">$</text:span><text:span text:style-name="T18">R</text:span><text:span text:style-name="T16">)</text:span></text:p>
                    </text:list-item>
                    <text:list-item>
                      <text:p text:style-name="P29">mapiraj retke od Opp(T<text:span text:style-name="T11">$</text:span><text:span text:style-name="T17">R</text:span>) na cvorove od Trie: </text:p>
                      <text:list>
                        <text:list-item>
                          <text:p text:style-name="P29"><text:span text:style-name="T3">pitaj Opp za $T</text:span><text:span text:style-name="T11">i</text:span><text:span text:style-name="T17">R</text:span><text:span text:style-name="T3">$ za i </text:span><text:span text:style-name="T22">є</text:span><text:span text:style-name="T3"> {1..d} (dakle postavit ćemo d upita), spremi dobivene brojeve redaka u array N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6"><text:span text:style-name="T10">GET_INTERNAL(P)</text:span><text:span text:style-name="T3"> algoritam</text:span></text:p>
                  <text:list>
                    <text:list-item>
                      <text:p text:style-name="P29">pitaj Opp za $P<text:span text:style-name="T17">R</text:span> → tako doznamo riječi T<text:span text:style-name="T11">i</text:span> kojima je P suffix</text:p>
                    </text:list-item>
                    <text:list-item>
                      <text:p text:style-name="P29">obiđi podstabla od svih riječi koje smo našli I dobij iz svakog čvora lokaciju pojavljivanja</text:p>
                    </text:list-item>
                    <text:list-item>
                      <text:p text:style-name="P29">vraća lokacije internih pojavljivanja (nije sortirano)</text:p>
                    </text:list-item>
                    <text:list-item>
                      <text:p text:style-name="P33">trenutno sam napravio da vektor sa lokacijama vraća normalnim putem što znači da se cijeli kopira, to bi trebalo ubrzati možda</text:p>
                    </text:list-item>
                  </text:list>
                </text:list-item>
              </text:list>
            </text:list-item>
          </text:list>
          <text:p text:style-name="P33"/>
          <text:list text:continue-numbering="true">
            <text:list-item>
              <text:p text:style-name="P30">lociranje preklapajućih pojavljivanja</text:p>
              <text:list>
                <text:list-item>
                  <text:p text:style-name="P29">dva slučaja: dugački uzorci i kratki uzorci</text:p>
                  <text:list>
                    <text:list-item>
                      <text:p text:style-name="P29">o tome u koju kategoriju uzorak P spada se odlučuje na temelju njegove duljine</text:p>
                    </text:list-item>
                    <text:list-item>
                      <text:p text:style-name="P29">ako je uzorak &gt; od log(log n) onda je dugacak, inace je kratak</text:p>
                    </text:list-item>
                    <text:list-item>
                      <text:p text:style-name="P29">problem: što ako je n (n je duljina stringa T) manji od 4? Onda će nam log(log n) dati broj manji od 1 ili će se čak dogoditi pogreška</text:p>
                    </text:list-item>
                    <text:list-item>
                      <text:p text:style-name="P29">to sam rješio tako da ako je duljina stringa T manja od 4, onda sve uzorke P smatram kratkima</text:p>
                    </text:list-item>
                  </text:list>
                </text:list-item>
                <text:list-item>
                  <text:p text:style-name="P12">dugi uzorci (p &gt; log(log n)):</text:p>
                  <text:list>
                    <text:list-item>
                      <text:p text:style-name="P13">GLAVNA IDEJA (malo pojednostavljena, bez log log n):</text:p>
                      <text:list>
                        <text:list-item>
                          <text:p text:style-name="P14">Prođem kroz TLZR, I za svaki $ zapamtim indexe redaka iz Opp struktura od prefiska I sufiksa → to spremim u RTQ. Tako sam za svaki $ zapamtio dvije skupine indexa, koji ga definiraju.</text:p>
                        </text:list-item>
                        <text:list-item>
                          <text:p text:style-name="P14">Ako je P dugi uzorak koji nije u samo jednoj LZ riječi, onda znači da ga u T-u mogu naći ali prelomljenog sa jednim ili više $-znakova. Zato idem po P po redu, I probam na svaku poziciju staviti $ te za prefix I suffix koji su tako dobiveni potražim indexe redaka u odgovarajućim Opp strukturama. Tako <text:soft-page-break/>dobijem dvije skupine indexa. Ako zbilja postoji neki $ u T koji tako lomi P, onda I za njegov prefix I suffix moraju biti isti indexi redaka. Posto imam već sve takve T pospremljene u RTQ, lako provjerim postoji li takav $. Ako postoji, onda sam našao P, ispišem poziciju(koristim znanje o poziciji $).</text:p>
                        </text:list-item>
                        <text:list-item>
                          <text:p text:style-name="P14"><text:span text:style-name="T27">JAKO POJEDNOSTAVLJENO</text:span> (ali se ne radi baš tako nego pamtim indexe):</text:p>
                          <text:list>
                            <text:list-item>
                              <text:p text:style-name="P14">za svaki $ iz T zapamtim što je prije njega I poslije njega.</text:p>
                            </text:list-item>
                            <text:list-item>
                              <text:p text:style-name="P14">Idem po P, na svakom mjestu predvidim da se ubacio $. Pogledam što je ispred njega I iza njega, I pitam se postoje li takvi $ u T. Ako postoje takvi koji imaju iste stvari ispred I iza, onda sam našao P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KAKO SA log log n?</text:p>
                      <text:list>
                        <text:list-item>
                          <text:p text:style-name="P14">Ideja je ta da umjesto da probamo prelomiti P na svakoj poziciji, lomimo ga na svakoj (log (log n))-toj. Kako to onda radi? Radi zato jer također pamtimo više stvari u vezi T. Dakle, osim što kod T pamtimo za svaki $ indexe redaka sufiksa I prefiska, također istu stvar pamtimo I za svaku od (log (log n)) pozicija ispred $ (nazovimo te pozicije “lažni” dolari). Zašto kada tamo nije dolar, tamo ništa ne lomi riječ? Primjetimo sljedeće: kada u P gledamo neku poziciju h, iduća pozicija koju ćemo gledati će biti udaljena za (log (log n)), i nećemo isprobati za one pozicije između da li se možda P tamo lomi. Zato smo si u T izmislili “lažne” $. Naime, ako dobijemo za neki h da takav lomitelj postoji u T na poziciji poz, a taj lomitelj je ustvari “lažni” $ od kojeg je pravi $ udaljen za k prema desno, to nam govori sljedeće: P zbilja postoji slomljen u T, ali ne na poziciji h nego na poziciji h + k. Pošto smo napravili “lažne” dolare za sve k od 0 do (log (log n)), a možemo otkriti sve h+k pozicijie u P, znači da možemo pokriti sve pozicije u P, tj. i dalje imamo efekt kao da smo P lomili na svakoj poziciji! <text:span text:style-name="T28">Ono što je tu bitno, a ne piše u članku nego sam sam zaključio, je da h+k može biti veće(ili jednako) od duljine od P, što bi značilo da smo našli P ali nije prelomljen $ nego je dolar negdje još desnije od kraja od P. Ne želimo dojaviti poziciju takvog P jer je to unutarnje pojavljivanje, pa takve onda preskočim. Zato uz svaki v pamtim i k.</text:span></text:p>
                        </text:list-item>
                      </text:list>
                    </text:list-item>
                    <text:list-item>
                      <text:p text:style-name="P13">strukture: </text:p>
                      <text:list>
                        <text:list-item>
                          <text:p text:style-name="P14">suffixesOfP – vector koji sadrži raspon redaka u Opp(T) za svaki suffiks od P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suffixes[m] = odgovara suffixu od P koji počinje od (m+1)-te pozicije (ako uzmem da je prva 1) ili od m-te pozicije (ako uzmemo da je prva pozicija 0).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"><text:span text:style-name="T24">prefixesOfP - vector koji sadrži raspon redaka u Opp(T</text:span><text:span text:style-name="T25">$</text:span><text:span text:style-name="T26">R</text:span><text:span text:style-name="T24">) za svaki prefix od P</text:span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analogno sa suffixOf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">RT(Q')</text:p>
                          <text:list>
                            <text:list-item>
                              <text:p text:style-name="P13"><text:span text:style-name="T21">sadrži </text:span>skup točaka Q'<text:span text:style-name="T21"> (točke su dvodimenzionalne: (x,y))</text:span></text:p>
                              <text:list>
                                <text:list-item>
                                  <text:p text:style-name="P32">taj skup gradimo ovako:</text:p>
                                  <text:list>
                                    <text:list-item>
                                      <text:p text:style-name="P32">za svaku riječ T<text:span text:style-name="T11">j-1</text:span> (dakle svaku riječ osim zadnje) odaberi svaku od zadnjih log(log n) pozicija (pozicija k) i na njoj podijeli riječ na T<text:span text:style-name="T11">j-1</text:span><text:span text:style-name="T17">-k</text:span> i T<text:span text:style-name="T11">j-1</text:span><text:span text:style-name="T17">+k</text:span> </text:p>
                                      <text:list>
                                        <text:list-item>
                                          <text:p text:style-name="P32">nadji redak x u Opp(T) za T<text:span text:style-name="T11">j-1</text:span><text:span text:style-name="T17">-k</text:span> i nadji redak y u Opp(T<text:span text:style-name="T11">$</text:span><text:span text:style-name="T17">R</text:span>) za T<text:span text:style-name="T11">j-1</text:span><text:span text:style-name="T17">+k</text:span></text:p>
                                        </text:list-item>
                                        <text:list-item>
                                          <text:p text:style-name="P32">u Q' dodaj točku (x,y), a u V njoj pridruženu vrijednost v(x,y)</text:p>
                                          <text:list>
                                            <text:list-item>
                                              <text:p text:style-name="P32">v(x,y) = 1 + |T<text:span text:style-name="T11">1</text:span>| + ... + |T<text:span text:style-name="T11">j-1</text:span>| - k</text:p>
                                            </text:list-item>
                                            <text:list-item>
                                              <text:p text:style-name="P32">uz svaki v, pamtim i k da ne bih vraćao riječi koje nisu overlapping → <text:span text:style-name="T28">tog nema u članku to sam sam izmislio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3"><text:soft-page-break/><text:span text:style-name="T21">sadrži vrijednosti v</text:span><text:span text:style-name="T15">j,k</text:span><text:span text:style-name="T21"> (svakoj točci je pridružena takva vrijednost)</text:span></text:p>
                            </text:list-item>
                            <text:list-item>
                              <text:p text:style-name="P14">omogućuje brzo pretraživanje po tom skupu (po dvije dimenzije, vraca sve tocke unutar pravokutnika)</text:p>
                              <text:list>
                                <text:list-item>
                                  <text:p text:style-name="P14">brzina pretraživanja je log(log(n))</text:p>
                                </text:list-item>
                              </text:list>
                            </text:list-item>
                            <text:list-item>
                              <text:p text:style-name="P17">članak od Alstrupa govori kako napraviti ovu strukturu</text:p>
                              <text:list>
                                <text:list-item>
                                  <text:p text:style-name="P32">nisam nigdje uspio naći implementaciju tog članka a čini se komplicirano za implementirati pa zato koristim sporiju implementaciju, brzine log(n). Radi se o implementaciji iz LEDA library-a.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"><text:span text:style-name="T21">Opp(T</text:span><text:span text:style-name="T15">$</text:span><text:span text:style-name="T19">R</text:span><text:span text:style-name="T21">)</text:span></text:p>
                        </text:list-item>
                        <text:list-item>
                          <text:p text:style-name="P14">Opp(T)</text:p>
                        </text:list-item>
                      </text:list>
                    </text:list-item>
                    <text:list-item>
                      <text:p text:style-name="P14">NAPOMENA: suffixesOfP i prefixesOfP se grade u letu, dakle kad dodje upit za P.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2">koristi se POSEBNA verzija backward_search() funkcije iz strukture Opp, koja odmah vraća granice za sve sufikse stringa P (isto ko backward_search() ali vraca i medjurezultate) → s time mogu step (1) ostvari u log(p) slozenosti, ali ne i step (2)</text:p>
                                  <text:list>
                                    <text:list-item>
                                      <text:p text:style-name="P32">za step (2) se koristi malo drugacija verzija, koja takodjer vraca granice svih sufiksa ali prefiksiranih sa nekim znakom (dolarom - $). Dakle, ako nam je zadano $abcd, nama trebaju granice od sljedeceg: $d, $cd, $bcd, $abcd. Kako to napravimo? Tako da prvo nadjemo za d <text:s/>I to zapamtimo, zatim nadjemo za $d, pa onda nastavimo od d I nadjemo za cd koji pamtimo, pa onda nadjemo za $cd, I tako dalje. Iako se radi vise koraka, I dalje je log(p)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pretprocessing:</text:p>
                      <text:list>
                        <text:list-item>
                          <text:p text:style-name="P14">izgradi RT(Q')</text:p>
                          <text:list>
                            <text:list-item>
                              <text:p text:style-name="P14">izgradi skup točaka Q' I njemu pripadni skup vrijednosti V</text:p>
                            </text:list-item>
                            <text:list-item>
                              <text:p text:style-name="P14">konstruiraj RT(Q', V)</text:p>
                            </text:list-item>
                          </text:list>
                        </text:list-item>
                        <text:list-item>
                          <text:p text:style-name="P13"><text:span text:style-name="T21">Opp(T</text:span><text:span text:style-name="T15">$</text:span><text:span text:style-name="T19">R</text:span><text:span text:style-name="T21">) je već izgrađen, njega ne treba graditi</text:span></text:p>
                        </text:list-item>
                        <text:list-item>
                          <text:p text:style-name="P14">izgradi Opp(T)</text:p>
                        </text:list-item>
                      </text:list>
                    </text:list-item>
                    <text:list-item>
                      <text:p text:style-name="P35">GET_OVERLAPPING_LONG(P[1,p]) <text:span text:style-name="T20">algoritam</text:span></text:p>
                      <text:list>
                        <text:list-item>
                          <text:p text:style-name="P32">izračunam suffixesOfP i prefixesOfP → O(p)</text:p>
                        </text:list-item>
                        <text:list-item>
                          <text:p text:style-name="P32">lomim P na pozicijama h razmaknutima za (log (log n))</text:p>
                          <text:list>
                            <text:list-item>
                              <text:p text:style-name="P32">za svaku od tih pozicija h: iz suffixesOfP i prefixesOfP procitam retke od prefiksa i retke od sufiksa (sufiks I prefiks su odredjeni pozicijom h)</text:p>
                              <text:list>
                                <text:list-item>
                                  <text:p text:style-name="P32">za svaku poziciju h zatim iz RTQ dohvatim sve točke koje su unutar intervala redaka koje sam odredio za poziciju h I dobijem vrijednosti v<text:span text:style-name="T11">j,k</text:span></text:p>
                                </text:list-item>
                                <text:list-item>
                                  <text:p text:style-name="P32">lokacija je v<text:span text:style-name="T11">j,k</text:span> – h → <text:span text:style-name="T28">BITNO: trebam pamtiti I k, jer k mi govori koliko mi je riječ ustvari lijevo od $. Moguće da je toliko lijevo da ju uopće ne presjeca $, a u tom slučaju ju nećemo vraćati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kratki uzorci (p &lt;= log(log n)):</text:p>
                  <text:list>
                    <text:list-item>
                      <text:p text:style-name="P14">nema puno takvih uzoraka, pa ćemo ih sve pozapamtiti</text:p>
                    </text:list-item>
                    <text:list-item>
                      <text:p text:style-name="P14">za to ću koristiti mapu koja za svaki postojeći kratki uzorak pamti njegove lokacije u stringu T</text:p>
                    </text:list-item>
                    <text:list-item>
                      <text:p text:style-name="P12"><text:span text:style-name="T23">strukture</text:span><text:span text:style-name="T23">:</text:span></text:p>
                      <text:list>
                        <text:list-item>
                          <text:p text:style-name="P14">mapa shortPatterns, koja za svaki postojeći kratki uzorak sadrži popis njegovih lokacija u stringu T</text:p>
                        </text:list-item>
                      </text:list>
                    </text:list-item>
                    <text:list-item>
                      <text:p text:style-name="P14">kako nađem sve postojeće uzorke?</text:p>
                      <text:list>
                        <text:list-item>
                          <text:p text:style-name="P14"><text:soft-page-break/>Tako da za svaki $ oko njega gledam moguće kratke uzorke. Ne uzimam one koji prelaze preko $ koji se nalazi iza jer ću njih kasnije uzeti (inače bih imao duplikate)</text:p>
                        </text:list-item>
                      </text:list>
                    </text:list-item>
                    <text:list-item>
                      <text:p text:style-name="P13">pretprocessing:</text:p>
                      <text:list>
                        <text:list-item>
                          <text:p text:style-name="P14">stvaranje mape shortPatterns</text:p>
                          <text:list>
                            <text:list-item>
                              <text:p text:style-name="P13"><text:span text:style-name="T21">vremenska složenost: d*(log(log n))</text:span><text:span text:style-name="T19">2</text:span><text:span text:style-name="T21">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fo:color="#000000"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2-04-01T18:30:55</meta:creation-date>
    <meta:generator>LibreOffice/3.3$Unix LibreOffice_project/330m19$Build-401</meta:generator>
    <dc:date>2012-05-31T03:58:42</dc:date>
    <dc:creator>Martin </dc:creator>
    <meta:editing-duration>P4DT5H43M57S</meta:editing-duration>
    <meta:editing-cycles>285</meta:editing-cycles>
    <meta:document-statistic meta:table-count="0" meta:image-count="0" meta:object-count="0" meta:page-count="7" meta:paragraph-count="160" meta:word-count="2501" meta:character-count="13748"/>
  </office:meta>
</office:document-meta>
</file>